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09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fo:border="0.002cm solid #000000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002cm solid #000000"/>
      <style:text-properties fo:color="#000000" fo:font-size="8pt" style:font-size-asian="8pt" style:font-size-complex="8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ff00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323dc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7b8b8" fo:font-size="8pt" style:font-size-asian="8pt" style:font-size-complex="8pt"/>
    </style:style>
  </office:automatic-styles>
  <office:body>
    <office:spreadsheet>
      <table:table table:name="Oncoming Features 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FS-GANESHA : list of features to be add to the product</text:p>
          </table:table-cell>
          <table:table-cell table:number-columns-repeated="2"/>
          <table:table-cell table:style-name="ce10" office:value-type="string">
            <text:p>January, 21 20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ecurity Feature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Finalize RPCSEC_GSS support with krb5’s gssrpc</text:p>
          </table:table-cell>
          <table:table-cell table:style-name="ce6" office:value-type="string">
            <text:p>in progress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Implement RPCSECGSS support with lib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alidate TI-RPC’s implementation of 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FSAL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Add corrrect “su” in FSAL_PROXY with RPCSEC_GSS</text:p>
          </table:table-cell>
          <table:table-cell table:style-name="ce6" office:value-type="string">
            <text:p>4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LUSTRE</text:p>
          </table:table-cell>
          <table:table-cell table:style-name="ce6" office:value-type="string">
            <text:p>heavy</text:p>
          </table:table-cell>
          <table:table-cell table:style-name="ce6"/>
          <table:table-cell table:style-name="ce14" office:value-type="string">
            <text:p>beta 0.99.52</text:p>
          </table:table-cell>
          <table:table-cell/>
        </table:table-row>
        <table:table-row table:style-name="ro1">
          <table:table-cell/>
          <table:table-cell table:style-name="ce2" office:value-type="string">
            <text:p>FSAL on top of FSAL/DMU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ZF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Optimize and stress FSAL_PROXY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6" office:value-type="string">
            <text:p>beta 0.99.52</text:p>
          </table:table-cell>
          <table:table-cell/>
        </table:table-row>
        <table:table-row table:style-name="ro1">
          <table:table-cell/>
          <table:table-cell table:style-name="ce2" office:value-type="string">
            <text:p>FSAL on top of Ext2 (via LOFS)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3-31">
            <text:p>31/03/09</text:p>
          </table:table-cell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FSAL_POSIX port to MySQL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1-31">
            <text:p>31/01/09</text:p>
          </table:table-cell>
          <table:table-cell table:style-name="ce13" office:value-type="string">
            <text:p>Done 0.99.51</text:p>
          </table:table-cell>
          <table:table-cell/>
        </table:table-row>
        <table:table-row table:style-name="ro1">
          <table:table-cell/>
          <table:table-cell table:style-name="ce4" office:value-type="string">
            <text:p>FSAL on top of PVFS2</text:p>
          </table:table-cell>
          <table:table-cell table:style-name="ce8" office:value-type="string">
            <text:p>Internship ?</text:p>
          </table:table-cell>
          <table:table-cell table:style-name="ce12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NFS implementation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2">
          <table:table-cell/>
          <table:table-cell table:style-name="ce2" office:value-type="string">
            <text:p>OP_OPEN4 prefetch the file</text:p>
            <text:p>OP_CLOSE4 could dispose the file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Implement correct NFS4ERR_DELAY and </text:p>
            <text:p>NFS3ERR_JUKEBOX</text:p>
          </table:table-cell>
          <table:table-cell table:style-name="ce6" office:value-type="string">
            <text:p>1 da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herency in case of multi nfsd for a single // namespace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attribute fs.location (multiple servers, load balancing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READ delegation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WRITE delegations</text:p>
          </table:table-cell>
          <table:table-cell table:style-name="ce6" office:value-type="string">
            <text:p>wait for client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RC for seqid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Makes FSAL_XAttrs tunable by user via sqlite.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office:value-type="string">
            <text:p>Attributes for extended attributes objects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“ghost directory” to manage extended attribute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2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nal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coherency for the errors in between the different layers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NFSv4 state machine to be cleaned up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4</text:p>
          </table:table-cell>
          <table:table-cell/>
        </table:table-row>
        <table:table-row table:style-name="ro1">
          <table:table-cell/>
          <table:table-cell table:style-name="ce2" office:value-type="string">
            <text:p>Metadata writeback </text:p>
          </table:table-cell>
          <table:table-cell table:style-name="ce6" office:value-type="string">
            <text:p>heavy</text:p>
          </table:table-cell>
          <table:table-cell table:style-name="ce6"/>
          <table:table-cell table:style-name="ce15" office:value-type="string">
            <text:p>Beta 0.99.51</text:p>
          </table:table-cell>
          <table:table-cell/>
        </table:table-row>
        <table:table-row table:style-name="ro1">
          <table:table-cell/>
          <table:table-cell table:style-name="ce2" office:value-type="string">
            <text:p>dump for the md cache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ersions and snapshot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atacache used LOFS to produce big files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 office:value-type="string">
            <text:p><text:s/></text:p>
          </table:table-cell>
        </table:table-row>
        <table:table-row table:style-name="ro1">
          <table:table-cell/>
          <table:table-cell table:style-name="ce2" office:value-type="string">
            <text:p>Use nodesets supports in Configuration file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(HPSS) LOFS’s big files staged and migrated on demand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operability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TI-RPC support to be added and validated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13" office:value-type="string">
            <text:p>Done 0.99.44</text:p>
          </table:table-cell>
          <table:table-cell/>
        </table:table-row>
        <table:table-row table:style-name="ro1">
          <table:table-cell/>
          <table:table-cell table:style-name="ce2" office:value-type="string">
            <text:p>Ipv6 support via TI-RPC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5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2 months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Test with FreeBSD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Solaris / OpenSolaris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Windows clients (NFS Maestro)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mpile on a PowerPC Linux Box</text:p>
          </table:table-cell>
          <table:table-cell table:style-name="ce6" office:value-type="string">
            <text:p>3 weeks</text:p>
          </table:table-cell>
          <table:table-cell table:style-name="ce6"/>
          <table:table-cell table:style-name="ce13" office:value-type="string">
            <text:p>Done 0.99.49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Publication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WiP Topic for FAST’09, abstract</text:p>
          </table:table-cell>
          <table:table-cell table:style-name="ce6" office:value-type="string">
            <text:p>1 day</text:p>
          </table:table-cell>
          <table:table-cell table:style-name="ce11" office:value-type="date" office:date-value="2009-01-27">
            <text:p>27/01/09</text:p>
          </table:table-cell>
          <table:table-cell table:style-name="ce13" office:value-type="string">
            <text:p>Done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8/04/2009</text:date>, <text:time>13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08-09-16T10:10:37</meta:creation-date>
    <dc:date>2009-04-08T13:16:19</dc:date>
    <meta:editing-cycles>37</meta:editing-cycles>
    <meta:editing-duration>PT55M2S</meta:editing-duration>
    <meta:user-defined meta:name="Info 1"/>
    <meta:user-defined meta:name="Info 2"/>
    <meta:user-defined meta:name="Info 3"/>
    <meta:user-defined meta:name="Info 4"/>
    <meta:document-statistic meta:table-count="1" meta:cell-count="122"/>
  </office:meta>
</office:document-meta>
</file>